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9b3" officeooo:paragraph-rsid="000d2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la planificacion del proyecto hemos decidido dividirlo en las siguientes fases</text:p>
      <text:p text:style-name="Standard"/>
      <text:p text:style-name="Standard">Fase 1: Diseño y preparación (1 semana)</text:p>
      <text:p text:style-name="Standard"/>
      <text:p text:style-name="Standard">Facu: Investigación sobre las mejores prácticas de recolección de datos y elaboración de un plan de recolección de datos.</text:p>
      <text:p text:style-name="Standard">Renzo: Investigación sobre las bibliotecas de Python más adecuadas para analizar los datos recolectados y preparar un plan para el análisis de datos.</text:p>
      <text:p text:style-name="Standard">Agus: Investigación sobre los relojes inteligentes y su integración con Python.</text:p>
      <text:p text:style-name="Standard">Augusto: Investigación sobre los posibles riesgos de privacidad y seguridad asociados con la recolección de datos y elaboración de un plan de privacidad y seguridad.</text:p>
      <text:p text:style-name="Standard">Pedro: Investigación sobre las herramientas de visualización de datos disponibles en Python.</text:p>
      <text:p text:style-name="Standard"/>
      <text:p text:style-name="Standard"/>
      <text:p text:style-name="Standard">Fase 2: Implementación del proceso de recolección de datos (3 semanas)</text:p>
      <text:p text:style-name="Standard"/>
      <text:p text:style-name="Standard">Facu: Implementación del plan de recolección de datos utilizando Python y el Samsung Galaxy Watch, y la creación de una base de datos para almacenar los datos.</text:p>
      <text:p text:style-name="Standard">Renzo: Análisis de los datos recopilados utilizando las bibliotecas de Python seleccionadas, y preparación de una visualización preliminar de los datos.</text:p>
      <text:p text:style-name="Standard">Agus: Configuración de los relojes inteligentes para asegurar una recopilación de datos confiable y precisa, y monitoreo del proceso de recolección de datos.</text:p>
      <text:p text:style-name="Standard">Augusto: Implementación de las medidas de privacidad y seguridad para proteger los datos personales de los empleados.</text:p>
      <text:p text:style-name="Standard">Pedro: Preparación de gráficos y visualizaciones de los datos recopilados para presentar los resultados preliminares a los demás miembros del equipo.</text:p>
      <text:p text:style-name="Standard"/>
      <text:p text:style-name="Standard"/>
      <text:p text:style-name="Standard">Fase 3: Análisis y presentación de los resultados preliminares (2 semanas)</text:p>
      <text:p text:style-name="Standard"/>
      <text:p text:style-name="Standard">Facu: Análisis detallado de los datos y preparación de un informe preliminar de los resultados.</text:p>
      <text:p text:style-name="Standard">Renzo: Preparación de visualizaciones avanzadas y gráficos que muestren patrones y tendencias en los datos recopilados.</text:p>
      <text:p text:style-name="Standard">Agus: Revisión de los datos recopilados y análisis de los resultados preliminares para identificar posibles mejoras en el proceso de recolección de datos.</text:p>
      <text:p text:style-name="Standard">Augusto: Preparación de un informe sobre las medidas de privacidad y seguridad implementadas, y evaluación de posibles mejoras.</text:p>
      <text:p text:style-name="Standard">Pedro: Preparación de una presentación para comunicar los resultados preliminares a la dirección de la empresa.</text:p>
      <text:p text:style-name="Standard"/>
      <text:p text:style-name="Standard"/>
      <text:p text:style-name="Standard">Fase 4: Implementación de mejoras y análisis final (3 semanas)</text:p>
      <text:p text:style-name="Standard"/>
      <text:p text:style-name="Standard">Facu: Implementación de las mejoras identificadas durante la fase anterior y análisis de los datos actualizados.</text:p>
      <text:p text:style-name="Standard">Renzo: Análisis final de los datos y preparación de visualizaciones avanzadas para ilustrar las tendencias y patrones identificados.</text:p>
      <text:p text:style-name="Standard">Agus: Evaluación de las mejoras implementadas y preparación de un informe final sobre el proceso de recolección de datos.</text:p>
      <text:p text:style-name="Standard"><text:soft-page-break/>Augusto: Evaluación de las medidas de privacidad y seguridad implementadas y preparación de un informe final sobre la privacidad y seguridad de los datos personales de los empleados.</text:p>
      <text:p text:style-name="Standard">Pedro: Preparación de una presentación final para comunicar los resultados finales y las recomendaciones a la dirección de la empresa.</text:p>
      <text:p text:style-name="Standard"/>
      <text:p text:style-name="P1">Estos serian los roles dentro del proyecto<text:line-break/>Facu:</text:p>
      <text:p text:style-name="P1">Encargado de la recolección de datos de los empleados y su almacenamiento en la base de datos utilizando Python y la API del Samsung Galaxy Watch.</text:p>
      <text:p text:style-name="P1"/>
      <text:p text:style-name="P1">Renzo:</text:p>
      <text:p text:style-name="P1">Encargado del análisis estadístico de los datos recopilados utilizando técnicas como análisis descriptivo, análisis de correlación y análisis de regresión.</text:p>
      <text:p text:style-name="P1"/>
      <text:p text:style-name="P1">Agus:</text:p>
      <text:p text:style-name="P1">Encargado de la implementación de medidas de privacidad para cumplir con las políticas de protección de datos personales en Argentina.</text:p>
      <text:p text:style-name="P1"/>
      <text:p text:style-name="P1">Augusto:</text:p>
      <text:p text:style-name="P1">Encargado de la implementación de modelos de aprendizaje automático para el análisis de los datos recopilados.</text:p>
      <text:p text:style-name="P1"/>
      <text:p text:style-name="P1">Pedro:</text:p>
      <text:p text:style-name="P1">Encargado de la presentación y divulgación de los resultados y conclusiones del proyec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00:58:45.146701530</meta:creation-date>
    <dc:date>2023-04-20T01:06:45.486308871</dc:date>
    <meta:editing-duration>PT8M4S</meta:editing-duration>
    <meta:editing-cycles>1</meta:editing-cycles>
    <meta:document-statistic meta:table-count="0" meta:image-count="0" meta:object-count="0" meta:page-count="2" meta:paragraph-count="35" meta:word-count="546" meta:character-count="3662" meta:non-whitespace-character-count="3151"/>
    <meta:generator>LibreOffice/7.3.7.2$Linux_X86_64 LibreOffice_project/30$Build-2</meta:generator>
  </office:meta>
</office:document-meta>
</file>